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3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d7dd"/>
    </style:style>
    <style:style style:name="T1" style:family="text">
      <style:text-properties officeooo:rsid="0013d7dd"/>
    </style:style>
    <style:style style:name="T2" style:family="text">
      <style:text-properties fo:font-weight="bold" officeooo:rsid="0013d7dd" style:font-weight-asian="bold" style:font-weight-complex="bold"/>
    </style:style>
    <style:style style:name="T3" style:family="text">
      <style:text-properties fo:font-size="15pt" fo:font-weight="bold" officeooo:rsid="0013d7dd" style:font-size-asian="15pt" style:font-weight-asian="bold" style:font-size-complex="15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text:tab/><text:tab/><text:tab/><text:tab/><text:tab/><text:tab/><text:tab/> <text:s text:c="14"/><text:span text:style-name="T3">Cluster 1<text:tab/><text:tab/><text:tab/><text:tab/> <text:s text:c="46"/><text:tab/><text:tab/> <text:s text:c="12"/>Cluster 2</text:span></text:p>
      <text:p text:style-name="Standard"><draw:frame draw:style-name="fr1" draw:name="Object3" text:anchor-type="paragraph" svg:x="19.045cm" svg:y="0.575cm" svg:width="14.848cm" svg:height="10.837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3"/></text:p>
      <text:p text:style-name="Standard"><draw:frame draw:style-name="fr1" draw:name="Object1" text:anchor-type="paragraph" svg:x="3.45cm" svg:y="0.018cm" svg:width="14.848cm" svg:height="10.837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54:19.229880495</meta:creation-date>
    <dc:date>2019-03-16T11:17:39.043262065</dc:date>
    <meta:editing-duration>PT23M20S</meta:editing-duration>
    <meta:editing-cycles>1</meta:editing-cycles>
    <meta:document-statistic meta:table-count="0" meta:image-count="0" meta:object-count="2" meta:page-count="1" meta:paragraph-count="1" meta:word-count="4" meta:character-count="106" meta:non-whitespace-character-count="16"/>
    <meta:generator>LibreOffice/5.1.3.2$Linux_X86_64 LibreOffice_project/644e4637d1d8544fd9f56425bd6cec110e49301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4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53.46pt"/>
    </style:style>
    <style:style style:name="co5" style:family="table-column">
      <style:table-column-properties fo:break-before="auto" style:column-width="61.2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luster1_table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tweennessCentrality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Indegree</text:p>
          </table:table-cell>
          <table:table-cell table:style-name="ce4" office:value-type="string" calcext:value-type="string">
            <text:p>Outdegree</text:p>
          </table:table-cell>
          <table:table-cell table:style-name="ce4" office:value-type="string" calcext:value-type="string">
            <text:p>Stress</text:p>
          </table:table-cell>
        </table:table-row>
        <table:table-row table:style-name="ro1">
          <table:table-cell office:value-type="string" calcext:value-type="string">
            <text:p>Rothia</text:p>
          </table:table-cell>
          <table:table-cell office:value-type="float" office:value="0.00908866" calcext:value-type="float">
            <text:p>0.009088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office:value-type="float" office:value="0.00848975" calcext:value-type="float">
            <text:p>0.0084897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float" office:value="0.00827524" calcext:value-type="float">
            <text:p>0.0082752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nomyces</text:p>
          </table:table-cell>
          <table:table-cell office:value-type="float" office:value="0.00786141" calcext:value-type="float">
            <text:p>0.007861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IV3</text:p>
          </table:table-cell>
          <table:table-cell office:value-type="float" office:value="0.00735932" calcext:value-type="float">
            <text:p>0.0073593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eptotrichia</text:p>
          </table:table-cell>
          <table:table-cell office:value-type="float" office:value="0.00667178" calcext:value-type="float">
            <text:p>0.006671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eisseria</text:p>
          </table:table-cell>
          <table:table-cell office:value-type="float" office:value="0.00667178" calcext:value-type="float">
            <text:p>0.006671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seudomonas</text:p>
          </table:table-cell>
          <table:table-cell office:value-type="float" office:value="0.00667178" calcext:value-type="float">
            <text:p>0.006671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ndida</text:p>
          </table:table-cell>
          <table:table-cell office:value-type="float" office:value="0.0085593" calcext:value-type="float">
            <text:p>0.00855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usobacterium</text:p>
          </table:table-cell>
          <table:table-cell office:value-type="float" office:value="0.00751064" calcext:value-type="float">
            <text:p>0.0075106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revotella</text:p>
          </table:table-cell>
          <table:table-cell office:value-type="float" office:value="0.00738574" calcext:value-type="float">
            <text:p>0.0073857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rphyromonas</text:p>
          </table:table-cell>
          <table:table-cell office:value-type="float" office:value="0.00667775" calcext:value-type="float">
            <text:p>0.0066777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ryptococcus</text:p>
          </table:table-cell>
          <table:table-cell office:value-type="float" office:value="0.00507429" calcext:value-type="float">
            <text:p>0.0050742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emella</text:p>
          </table:table-cell>
          <table:table-cell office:value-type="float" office:value="0.0057534" calcext:value-type="float">
            <text:p>0.00575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eillonella</text:p>
          </table:table-cell>
          <table:table-cell office:value-type="float" office:value="0.00416799" calcext:value-type="float">
            <text:p>0.004167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ctinobacillus</text:p>
          </table:table-cell>
          <table:table-cell office:value-type="float" office:value="0.00550245" calcext:value-type="float">
            <text:p>0.005502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lebsiella</text:p>
          </table:table-cell>
          <table:table-cell office:value-type="float" office:value="0.00499935" calcext:value-type="float">
            <text:p>0.004999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accharomyces</text:p>
          </table:table-cell>
          <table:table-cell office:value-type="float" office:value="0.00625511" calcext:value-type="float">
            <text:p>0.006255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ranulicatella</text:p>
          </table:table-cell>
          <table:table-cell office:value-type="float" office:value="0.00223116" calcext:value-type="float">
            <text:p>0.002231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spergillus</text:p>
          </table:table-cell>
          <table:table-cell office:value-type="float" office:value="0.00406501" calcext:value-type="float">
            <text:p>0.0040650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enicillium</text:p>
          </table:table-cell>
          <table:table-cell office:value-type="float" office:value="0.00272523" calcext:value-type="float">
            <text:p>0.002725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raxella</text:p>
          </table:table-cell>
          <table:table-cell office:value-type="float" office:value="0.00130456" calcext:value-type="float">
            <text:p>0.001304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hino Virus</text:p>
          </table:table-cell>
          <table:table-cell office:value-type="float" office:value="0.00276366" calcext:value-type="float">
            <text:p>0.0027636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1:05:44.394815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4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53.46pt"/>
    </style:style>
    <style:style style:name="co5" style:family="table-column">
      <style:table-column-properties fo:break-before="auto" style:column-width="61.2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luster2_table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tweennessCentrality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Indegree</text:p>
          </table:table-cell>
          <table:table-cell table:style-name="ce4" office:value-type="string" calcext:value-type="string">
            <text:p>Outdegree</text:p>
          </table:table-cell>
          <table:table-cell table:style-name="ce4" office:value-type="string" calcext:value-type="string">
            <text:p>Stress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float" office:value="0.00295824" calcext:value-type="float">
            <text:p>0.002958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eptotrichia</text:p>
          </table:table-cell>
          <table:table-cell office:value-type="float" office:value="0.00295824" calcext:value-type="float">
            <text:p>0.002958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rphyromonas</text:p>
          </table:table-cell>
          <table:table-cell office:value-type="float" office:value="0.00295824" calcext:value-type="float">
            <text:p>0.002958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evotella</text:p>
          </table:table-cell>
          <table:table-cell office:value-type="float" office:value="0.00295824" calcext:value-type="float">
            <text:p>0.002958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eillonella</text:p>
          </table:table-cell>
          <table:table-cell office:value-type="float" office:value="0.00295824" calcext:value-type="float">
            <text:p>0.002958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ryptococcus</text:p>
          </table:table-cell>
          <table:table-cell office:value-type="float" office:value="0.00295824" calcext:value-type="float">
            <text:p>0.002958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nobacillus</text:p>
          </table:table-cell>
          <table:table-cell office:value-type="float" office:value="0.00277858" calcext:value-type="float">
            <text:p>0.002778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nomyces</text:p>
          </table:table-cell>
          <table:table-cell office:value-type="float" office:value="0.00207556" calcext:value-type="float">
            <text:p>0.0020755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usobacterium</text:p>
          </table:table-cell>
          <table:table-cell office:value-type="float" office:value="0.0025724" calcext:value-type="float">
            <text:p>0.002572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anulicatella</text:p>
          </table:table-cell>
          <table:table-cell office:value-type="float" office:value="0.00207556" calcext:value-type="float">
            <text:p>0.0020755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isseria</text:p>
          </table:table-cell>
          <table:table-cell office:value-type="float" office:value="0.00258181" calcext:value-type="float">
            <text:p>0.0025818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office:value-type="float" office:value="0.00277858" calcext:value-type="float">
            <text:p>0.002778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lebsiella</text:p>
          </table:table-cell>
          <table:table-cell office:value-type="float" office:value="0.00258181" calcext:value-type="float">
            <text:p>0.0025818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spergillus</text:p>
          </table:table-cell>
          <table:table-cell office:value-type="float" office:value="0.00244046" calcext:value-type="float">
            <text:p>0.002440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ndida</text:p>
          </table:table-cell>
          <table:table-cell office:value-type="float" office:value="0.00205755" calcext:value-type="float">
            <text:p>0.0020575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enicillium</text:p>
          </table:table-cell>
          <table:table-cell office:value-type="float" office:value="0.00255044" calcext:value-type="float">
            <text:p>0.0025504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mella</text:p>
          </table:table-cell>
          <table:table-cell office:value-type="float" office:value="0.00168971" calcext:value-type="float">
            <text:p>0.0016897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raxella</text:p>
          </table:table-cell>
          <table:table-cell office:value-type="float" office:value="0.00186933" calcext:value-type="float">
            <text:p>0.0018693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ccharomyces</text:p>
          </table:table-cell>
          <table:table-cell office:value-type="float" office:value="0.00258181" calcext:value-type="float">
            <text:p>0.0025818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IV3</text:p>
          </table:table-cell>
          <table:table-cell office:value-type="float" office:value="0.00235281" calcext:value-type="float">
            <text:p>0.0023528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thia</text:p>
          </table:table-cell>
          <table:table-cell office:value-type="float" office:value="0.00176581" calcext:value-type="float">
            <text:p>0.0017658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seudomonas</text:p>
          </table:table-cell>
          <table:table-cell office:value-type="float" office:value="0.00094194" calcext:value-type="float">
            <text:p>0.0009419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hino Virus</text:p>
          </table:table-cell>
          <table:table-cell office:value-type="float" office:value="0.00122427" calcext:value-type="float">
            <text:p>0.0012242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1:04:14.427553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